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Ó, eh minha primeira, tuto, pode conter erros porq fiz o code quase tdo d kbça. e são necessarios dois chars pra fazê-lo. Tem um final fácil e um difícil. <text:line-break/>Por pedidos feitos agora vai ser no post msm o tuto (TUTÔ!!!) </text:p>
      <text:p text:style-name="Text_20_body">INÍCIO <text:line-break/>_____________________________________________________________________________________________________ <text:line-break/>IN TERATIVIDADE </text:p>
      <text:p text:style-name="Text_20_body">1º Passo: </text:p>
      <text:p text:style-name="Text_20_body">Pra começar vc tem que adicionar um código em cada um dos specials: </text:p>
      <text:p text:style-name="Text_20_body">[state ?, ChangeState] <text:line-break/>type = changestate <text:line-break/>triggerall = p2bodydist x &lt;= 55 ; Qdo o jogador mais próximo tiver a certa distância horizontal <text:line-break/>trigger1 = ?? ; Add nos triggers os nomes dos chars com os quais o seu terá essa interatividade (um char por trigger) <text:line-break/>value = ??? ; ??? eh o numero dum state q vamos criar no próximo passo <text:line-break/>ctrl = 0 ; Pra ñ poder sair andando no meio da batalha </text:p>
      <text:p text:style-name="Text_20_body">2º Passo: </text:p>
      <text:p text:style-name="Text_20_body">Agora tem que criar um novo state, com o valor ???, no meu exemplo será state 6000. </text:p>
      <text:p text:style-name="Text_20_body">[statedef 6000] <text:line-break/>type = S <text:line-break/>movetype= A <text:line-break/>physics = S <text:line-break/>velset = 0,0 <text:line-break/>ctrl = 0 <text:line-break/>anim = ???? ; Animação q será executada durante a batalha d specials. <text:line-break/>sprpriority = 5 ; Tanto faz o valor </text:p>
      <text:p text:style-name="Text_20_body">[State 6000, VarAdd] <text:line-break/>type = VarAdd <text:line-break/>trigger1 = command = "b" ; eh um exemplo. eh pra se apertar b <text:line-break/>value = 0.01 ; add 0.01 numa fvar <text:line-break/>fv = ????? ; porq fvar? porq ela aceita numeros ñ inteiros </text:p>
      <text:p text:style-name="Text_20_body">[state 6000, changestate] <text:line-break/>type = ChangeState <text:line-break/>trigger1 = fvar(?????) &gt; enemy fvar(?????) ; se a sua fvar tiver maior q a do inimigo <text:line-break/>value = ?????? ; vc vai pro state ?????? q eh o q c vence e causa danos ao inimigo <text:line-break/>ctrl = 0 </text:p>
      <text:p text:style-name="Text_20_body">[state 6000, changestate] <text:line-break/>type = ChangeState <text:line-break/>trigger1 = fvar(?????) &lt; enemy fvar(?????) ; se a sua fvar tiver menor q a do inimigo <text:line-break/>value = ??????? ; vc vai pro state ??????? q eh o q c perde e toma danos do inimigo <text:line-break/>ctrl = 0 </text:p>
      <text:p text:style-name="Text_20_body">3º Passo (1ª Opção): </text:p>
      <text:p text:style-name="Text_20_body">Se for fazer do jeito mais fácil bota o state ?????? (qdo vc vence) pra ser o d qdo acerta o ataque. e o <text:line-break/>??????? pra um state d damage. </text:p>
      <text:p text:style-name="Text_20_body">3º Passo (2ª Opção): </text:p>
      <text:p text:style-name="Text_20_body"><text:soft-page-break/>Ai c cria states novos. O ?????? vai ter seu char só pulando pra trás. E o ??????? vai ter ele pulando pra trás <text:line-break/>e perdendo uma certa qtdade d vida. Q pode variar dependendo do inimigo. Fazendo vários LifeAdd, com triggers sendo <text:line-break/>nomes dos personagens. </text:p>
      <text:p text:style-name="Text_20_body">Os códigos tão aí pra quem quiser: </text:p>
      <text:p text:style-name="Text_20_body">; WIN <text:line-break/>[statedef ??????] <text:line-break/>type = S <text:line-break/>movetype= A <text:line-break/>physics = S <text:line-break/>velset = 0,0 <text:line-break/>ctrl = 0 <text:line-break/>anim = ???? ; Animação q será executada qdo vencer <text:line-break/>sprpriority = 5 ; Tanto faz o valor aki </text:p>
      <text:p text:style-name="Text_20_body">[State 105, 1] <text:line-break/>type = VelSet <text:line-break/>trigger1 = Time = 0 <text:line-break/>x = const(velocity.run.back.x) <text:line-break/>y = const(velocity.run.back.y) </text:p>
      <text:p text:style-name="Text_20_body">[State 105, 3] <text:line-break/>type = ChangeState <text:line-break/>trigger1 = Vel Y &gt; 0 <text:line-break/>trigger1 = Pos Y &gt;= 0 <text:line-break/>value = 106 ; Vai pro land dakele pulinho pra traz. </text:p>
      <text:p text:style-name="Text_20_body">; LOSE <text:line-break/>[statedef ???????] <text:line-break/>type = S <text:line-break/>movetype= A <text:line-break/>physics = S <text:line-break/>velset = 0,0 <text:line-break/>ctrl = 0 <text:line-break/>anim = ???? ; Animação q será executada qdo perder <text:line-break/>sprpriority = 5 ; Tanto faz o valor aki </text:p>
      <text:p text:style-name="Text_20_body">[State 0, LifeAdd] <text:line-break/>type = LifeAdd <text:line-break/>triggerall = time = 1 ; Qdo o time igualar 1 (eh uma fraçãozinha d segundo) <text:line-break/>trigger1 = ? ; Pra tal char <text:line-break/>value = y ; Ele vai perder uma quantidade 'y' de vida (y pode ser qualquer valor) <text:line-break/>kill = 1 ; e pode morrer nisso. <text:line-break/>absolute = 0 ; Absoluto! </text:p>
      <text:p text:style-name="Text_20_body">[State 105, 3] <text:line-break/>type = ChangeState <text:line-break/>trigger1 = <text:line-break/>value = Z ; Vai pro estado d damage 'z'. </text:p>
      <text:p text:style-name="Text_20_body">Bom, é isso! <text:line-break/>_____________________________________________________________________________________________________ <text:line-break/>FIM!!! </text:p>
      <text:p text:style-name="Text_20_body"><text:soft-page-break/>Créditos: <text:line-break/>eu, porq tirei tdo da minha kbça na hora. </text:p>
      <text:p text:style-name="Text_20_body">Eh soh isso; Qualquer erro me avisem!!! como jah disse, tirei da minha kbça na hora. ñ testei nda hem. </text:p>
      <text:p text:style-name="Text_20_body">Bye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28T16:26:17.15</meta:creation-date>
    <meta:document-statistic meta:table-count="0" meta:image-count="0" meta:object-count="0" meta:page-count="3" meta:paragraph-count="26" meta:word-count="648" meta:character-count="3467"/>
    <dc:date>2011-02-28T16:26:42.64</dc:date>
    <meta:editing-duration>PT00H00M25S</meta:editing-duration>
    <meta:editing-cycles>1</meta:editing-cycles>
    <meta:generator>BrOffice.org/3.0$Win32 OpenOffice.org_project/300m9$Build-9358</meta:generator>
  </office:meta>
</office:document-meta>
</file>